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-0.533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666666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bottom" fo:padding-bottom="-0.762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padding-bottom="-3.175cm"/>
    </style:style>
    <style:style style:name="gr8" style:family="graphic" style:parent-style-name="standard">
      <style:graphic-properties svg:stroke-width="0.051cm" draw:marker-start-width="0.276cm" draw:marker-end-width="0.276cm" draw:fill="solid" draw:fill-color="#008080" draw:textarea-horizontal-align="justify" draw:textarea-vertical-align="middle" draw:auto-grow-height="false" fo:padding-top="0.15cm" fo:padding-bottom="-2.54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800000" draw:textarea-horizontal-align="justify" draw:textarea-vertical-align="middle" draw:auto-grow-height="false" fo:padding-top="-2.54cm" fo:padding-bottom="0.15cm" fo:padding-left="0.275cm" fo:padding-right="0.275cm"/>
    </style:style>
    <style:style style:name="gr1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draw:fill="solid" draw:fill-color="#ff8080" draw:textarea-vertical-align="middle" draw:auto-grow-height="false" fo:min-height="0.749cm" fo:min-width="0.499cm"/>
    </style:style>
    <style:style style:name="gr15" style:family="graphic" style:parent-style-name="standard">
      <style:graphic-properties draw:fill="solid" draw:fill-color="#ff8080" draw:textarea-vertical-align="middle" draw:auto-grow-height="false" fo:min-height="0.749cm" fo:min-width="0.499cm" fo:padding-bottom="-2.286cm" fo:padding-left="-0.508cm"/>
    </style:style>
    <style:style style:name="gr16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svg:stroke-width="0.051cm" svg:stroke-color="#66666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46cm" svg:height="2.297cm" svg:x="6.473cm" svg:y="4.604cm"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layer="layout" svg:width="2.946cm" svg:height="2.297cm" svg:x="17.117cm" svg:y="4.638cm"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1" draw:layer="layout" draw:type="lines" svg:x1="4.901cm" svg:y1="5.745cm" svg:x2="6.473cm" svg:y2="5.752cm" draw:start-shape="id1" draw:start-glue-point="1" svg:d="m4901 5745h501l1071 7v0">
          <text:p/>
        </draw:connector>
        <draw:frame draw:style-name="gr4" draw:text-style-name="P3" draw:layer="layout" svg:width="4.681cm" svg:height="4.417cm" svg:x="10.923cm" svg:y="3.437cm">
          <draw:image xlink:href="../logo.png" xlink:type="simple" xlink:show="embed" xlink:actuate="onLoad">
            <text:p text:style-name="P1"><text:span text:style-name="T2">DiffKit</text:span></text:p>
          </draw:image>
        </draw:frame>
        <draw:custom-shape draw:style-name="gr5" draw:text-style-name="P1" draw:layer="layout" svg:width="1.353cm" svg:height="1.427cm" draw:transform="rotate (-1.93749000263973) translate (12.413cm 9.069cm)">
          <text:p/>
          <draw:enhanced-geometry svg:viewBox="0 0 21600 21600" draw:mirror-horizontal="false" draw:mirror-vertical="false" draw:text-areas="0 0 21600 21600" draw:type="chevron" draw:modifiers="16478.08383233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496cm" svg:height="1.262cm" draw:transform="rotate (0.0106465084371634) translate (10.075cm 5.213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496cm" svg:height="1.262cm" draw:transform="rotate (-3.13583306705881) translate (16.545cm 6.463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2" draw:layer="layout" svg:width="3.309cm" svg:height="2.097cm" svg:x="9.145cm" svg:y="10.768cm">
            <text:p text:style-name="P1"><text:span text:style-name="T1">Diff Report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1" draw:layer="layout" svg:width="0.486cm" svg:height="0.721cm" svg:x="10.109cm" svg:y="11.78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486cm" svg:height="0.721cm" svg:x="11.044cm" svg:y="11.788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486cm" svg:height="0.721cm" svg:x="10.609cm" svg:y="10.96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" draw:text-style-name="P1" draw:layer="layout" svg:width="1.353cm" svg:height="1.427cm" draw:transform="rotate (-1.09030718372184) translate (15.26cm 8.571cm)">
          <text:p/>
          <draw:enhanced-geometry svg:viewBox="0 0 21600 21600" draw:mirror-horizontal="false" draw:mirror-vertical="false" draw:text-areas="0 0 21600 21600" draw:type="chevron" draw:modifiers="16478.08383233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2" draw:layer="layout" svg:width="3.309cm" svg:height="2.097cm" svg:x="13.902cm" svg:y="10.741cm">
            <text:p text:style-name="P1"><text:span text:style-name="T1">DB Patch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1" draw:layer="layout" svg:width="0.486cm" svg:height="0.721cm" svg:x="14.866cm" svg:y="11.76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486cm" svg:height="0.721cm" svg:x="15.801cm" svg:y="11.761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486cm" svg:height="0.721cm" svg:x="15.366cm" svg:y="10.9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8" draw:text-style-name="P4" draw:id="id4" draw:layer="layout" svg:width="1.676cm" svg:height="1.676cm" svg:x="1.381cm" svg:y="6.067cm">
          <draw:glue-point draw:id="8" svg:x="5.041cm" svg:y="-3.192cm"/>
          <text:p text:style-name="P1"><text:span text:style-name="T3">Flat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4" draw:id="id2" draw:layer="layout" svg:width="1.676cm" svg:height="1.676cm" svg:x="4.017cm" svg:y="2.159cm">
          <text:p text:style-name="P1"><text:span text:style-name="T3">RDBM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3">
          <draw:g>
            <draw:ellipse draw:style-name="gr10" draw:text-style-name="P5" draw:layer="layout" svg:width="1.211cm" svg:height="1.222cm" svg:x="3.807cm" svg:y="7.35cm">
              <text:p/>
            </draw:ellipse>
            <draw:ellipse draw:style-name="gr11" draw:text-style-name="P5" draw:layer="layout" svg:width="1.211cm" svg:height="1.222cm" svg:x="4.162cm" svg:y="7.666cm">
              <text:p/>
            </draw:ellipse>
            <draw:ellipse draw:style-name="gr12" draw:text-style-name="P5" draw:layer="layout" svg:width="1.21cm" svg:height="1.222cm" svg:x="4.517cm" svg:y="7.98cm">
              <text:p/>
            </draw:ellipse>
          </draw:g>
          <draw:frame draw:style-name="gr13" draw:text-style-name="P7" draw:layer="layout" svg:width="2.751cm" svg:height="0.882cm" svg:x="3.441cm" svg:y="9.188cm">
            <draw:text-box>
              <text:p text:style-name="P6"><text:span text:style-name="T4">Custom</text:span></text:p>
            </draw:text-box>
          </draw:frame>
        </draw:g>
        <draw:g>
          <draw:custom-shape draw:style-name="gr14" draw:text-style-name="P1" draw:layer="layout" svg:width="2.027cm" svg:height="1.871cm" svg:x="1.07cm" svg:y="2.9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4" draw:text-style-name="P1" draw:layer="layout" svg:width="2.027cm" svg:height="1.871cm" svg:x="1.287cm" svg:y="3.04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" draw:text-style-name="P4" draw:layer="layout" svg:width="2.027cm" svg:height="1.871cm" svg:x="1.493cm" svg:y="3.143cm">
            <text:p text:style-name="P1"><text:span text:style-name="T3">Spreadsheet</text:span></text:p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onnector draw:style-name="gr16" draw:text-style-name="P1" draw:layer="layout" draw:type="lines" svg:x1="4.855cm" svg:y1="3.835cm" svg:x2="4.84cm" svg:y2="5.696cm" draw:start-shape="id2" draw:end-shape="id1" draw:end-glue-point="0" svg:d="m4855 3835v526l-15 834v501">
          <text:p/>
        </draw:connector>
        <draw:connector draw:style-name="gr16" draw:text-style-name="P1" draw:layer="layout" draw:type="lines" draw:line-skew="0cm 0.498cm" svg:x1="3.112cm" svg:y1="4.584cm" svg:x2="4.78cm" svg:y2="5.745cm" draw:end-shape="id1" draw:end-glue-point="3" svg:d="m3112 4584v0l1665 1161h3">
          <text:p/>
        </draw:connector>
        <draw:ellipse draw:style-name="gr17" draw:text-style-name="P1" draw:id="id1" draw:layer="layout" svg:width="0.121cm" svg:height="0.098cm" svg:x="4.78cm" svg:y="5.696cm">
          <text:p/>
        </draw:ellipse>
        <draw:connector draw:style-name="gr18" draw:text-style-name="P1" draw:layer="layout" draw:type="lines" svg:x1="4.84cm" svg:y1="5.794cm" svg:x2="4.816cm" svg:y2="7.35cm" draw:start-shape="id1" draw:start-glue-point="2" draw:end-shape="id3" draw:end-glue-point="0" svg:d="m4840 5794v501l-24 529v526">
          <text:p/>
        </draw:connector>
        <draw:connector draw:style-name="gr16" draw:text-style-name="P1" draw:layer="layout" draw:type="lines" draw:line-skew="-0.443cm 0.498cm" svg:x1="3.057cm" svg:y1="6.371cm" svg:x2="4.78cm" svg:y2="5.745cm" draw:start-shape="id4" draw:start-glue-point="8" draw:end-shape="id1" draw:end-glue-point="3" svg:d="m3057 6371h224l1496-626h3">
          <text:p/>
        </draw:connector>
        <draw:g>
          <draw:custom-shape draw:style-name="gr8" draw:text-style-name="P4" draw:id="id8" draw:layer="layout" svg:width="1.676cm" svg:height="1.676cm" svg:x="23.526cm" svg:y="6.094cm">
            <draw:glue-point draw:id="8" svg:x="5.041cm" svg:y="-3.192cm"/>
            <draw:glue-point draw:id="9" svg:x="-4.606cm" svg:y="-2.774cm"/>
            <text:p text:style-name="P1"><text:span text:style-name="T3">Flat Files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9" draw:text-style-name="P4" draw:id="id5" draw:layer="layout" svg:width="1.676cm" svg:height="1.676cm" svg:x="20.879cm" svg:y="2.162cm">
            <text:p text:style-name="P1"><text:span text:style-name="T3">RDBM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 draw:id="id7">
            <draw:g>
              <draw:ellipse draw:style-name="gr19" draw:text-style-name="P5" draw:layer="layout" svg:width="1.211cm" svg:height="1.222cm" svg:x="20.669cm" svg:y="7.353cm">
                <text:p/>
              </draw:ellipse>
              <draw:ellipse draw:style-name="gr20" draw:text-style-name="P5" draw:layer="layout" svg:width="1.211cm" svg:height="1.222cm" svg:x="21.024cm" svg:y="7.669cm">
                <text:p/>
              </draw:ellipse>
              <draw:ellipse draw:style-name="gr21" draw:text-style-name="P5" draw:layer="layout" svg:width="1.21cm" svg:height="1.222cm" svg:x="21.379cm" svg:y="7.983cm">
                <text:p/>
              </draw:ellipse>
            </draw:g>
            <draw:frame draw:style-name="gr22" draw:text-style-name="P7" draw:layer="layout" svg:width="2.751cm" svg:height="0.882cm" svg:x="20.303cm" svg:y="9.191cm">
              <draw:text-box>
                <text:p text:style-name="P6"><text:span text:style-name="T4">Custom</text:span></text:p>
              </draw:text-box>
            </draw:frame>
          </draw:g>
          <draw:g>
            <draw:custom-shape draw:style-name="gr14" draw:text-style-name="P1" draw:layer="layout" svg:width="2.027cm" svg:height="1.871cm" svg:x="23.095cm" svg:y="2.9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4" draw:text-style-name="P1" draw:layer="layout" svg:width="2.027cm" svg:height="1.871cm" svg:x="23.312cm" svg:y="3.046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5" draw:text-style-name="P4" draw:layer="layout" svg:width="2.027cm" svg:height="1.871cm" svg:x="23.518cm" svg:y="3.146cm">
              <text:p text:style-name="P1"><text:span text:style-name="T3">Spreadsheet</text:span></text:p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  <draw:connector draw:style-name="gr16" draw:text-style-name="P1" draw:layer="layout" draw:type="lines" svg:x1="21.717cm" svg:y1="3.838cm" svg:x2="21.702cm" svg:y2="5.699cm" draw:start-shape="id5" draw:end-shape="id6" draw:end-glue-point="0" svg:d="m21717 3838v526l-15 834v501">
            <text:p/>
          </draw:connector>
          <draw:connector draw:style-name="gr16" draw:text-style-name="P1" draw:layer="layout" draw:type="lines" draw:line-skew="0cm 0.521cm" svg:x1="23.423cm" svg:y1="4.513cm" svg:x2="21.642cm" svg:y2="5.748cm" draw:end-shape="id6" draw:end-glue-point="3" svg:d="m23423 4513v0l-1761 1235h-20">
            <text:p/>
          </draw:connector>
          <draw:ellipse draw:style-name="gr17" draw:text-style-name="P1" draw:id="id6" draw:layer="layout" svg:width="0.121cm" svg:height="0.098cm" svg:x="21.642cm" svg:y="5.699cm">
            <text:p/>
          </draw:ellipse>
          <draw:connector draw:style-name="gr18" draw:text-style-name="P1" draw:layer="layout" draw:type="lines" svg:x1="21.702cm" svg:y1="5.797cm" svg:x2="21.678cm" svg:y2="7.353cm" draw:start-shape="id6" draw:start-glue-point="2" draw:end-shape="id7" draw:end-glue-point="0" svg:d="m21702 5797v501l-24 529v526">
            <text:p/>
          </draw:connector>
          <draw:connector draw:style-name="gr16" draw:text-style-name="P1" draw:layer="layout" draw:type="lines" draw:line-skew="0.917cm 0.521cm" svg:x1="23.593cm" svg:y1="6.468cm" svg:x2="21.642cm" svg:y2="5.748cm" draw:start-shape="id8" draw:start-glue-point="9" draw:end-shape="id6" draw:end-glue-point="3" svg:d="m23593 6468h-25l-1906-720h-20">
            <text:p/>
          </draw:connector>
        </draw:g>
        <draw:connector draw:style-name="gr3" draw:text-style-name="P1" draw:layer="layout" draw:type="lines" svg:x1="21.684cm" svg:y1="5.717cm" svg:x2="20.099cm" svg:y2="5.728cm" svg:d="m21684 5717v0l-1585 11v0">
          <text:p/>
        </draw:connector>
        <draw:circle draw:style-name="gr17" draw:text-style-name="P1" draw:layer="layout" svg:width="0.025cm" svg:height="0.025cm" svg:x="21.676cm" svg:y="5.72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03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ka Furukawa</meta:initial-creator>
    <meta:creation-date>2010-09-23T03:55:18</meta:creation-date>
    <dc:date>2011-01-20T19:33:57</dc:date>
    <dc:creator>joe panico</dc:creator>
    <meta:editing-duration>PT11H17M23S</meta:editing-duration>
    <meta:editing-cycles>59</meta:editing-cycles>
    <meta:generator>OpenOffice.org/3.2$Unix OpenOffice.org_project/320m18$Build-9502</meta:generator>
    <meta:document-statistic meta:object-count="55"/>
  </office:meta>
</office:document-meta>
</file>